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ED000002ADD71C2412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그림1" text:anchor-type="paragraph" svg:x="-0.104cm" svg:y="0.631cm" svg:width="20.14cm" svg:height="27.688cm" draw:z-index="0"><draw:image xlink:href="Pictures/10000000000001ED000002ADD71C241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ko" style:country-asian="KR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2T14:36:56</meta:creation-date>
    <dc:date>2011-12-07T22:06:22</dc:date>
    <meta:editing-duration>PT00H23M48S</meta:editing-duration>
    <meta:editing-cycles>6</meta:editing-cycles>
    <meta:generator>OpenOffice.org/3.2$Unix OpenOffice.org_project/320m12$Build-9483</meta:generator>
    <dc:creator>Administrator </dc:creator>
    <meta:document-statistic meta:table-count="0" meta:image-count="1" meta:object-count="0" meta:page-count="1" meta:paragraph-count="0" meta:word-count="0" meta:character-count="0"/>
  </office:meta>
</office:document-meta>
</file>